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E000002DC2947E08983580FF6.png" manifest:media-type="image/png"/>
  <manifest:file-entry manifest:full-path="Pictures/100000010000046E0000034CB3F296AE9F2938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a20b" officeooo:paragraph-rsid="0001a2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x="0cm" svg:y="0.669cm" svg:width="17cm" svg:height="11.13cm" draw:z-index="0"><draw:image xlink:href="Pictures/100000010000045E000002DC2947E08983580FF6.png" xlink:type="simple" xlink:show="embed" xlink:actuate="onLoad" draw:mime-type="image/png"/></draw:frame>Blog</text:p>
      <text:p text:style-name="P1"/>
      <text:p text:style-name="P1"/>
      <text:p text:style-name="P1">Agenda</text:p>
      <text:p text:style-name="P1"><draw:frame draw:style-name="fr1" draw:name="Image2" text:anchor-type="char" svg:width="13.783cm" svg:height="10.257cm" draw:z-index="1"><draw:image xlink:href="Pictures/100000010000046E0000034CB3F296AE9F2938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9T15:44:21.715000000</dc:date>
    <meta:editing-duration>PT1M15S</meta:editing-duration>
    <meta:editing-cycles>1</meta:editing-cycles>
    <meta:document-statistic meta:table-count="0" meta:image-count="2" meta:object-count="0" meta:page-count="1" meta:paragraph-count="2" meta:word-count="2" meta:character-count="10" meta:non-whitespace-character-count="10"/>
    <meta:generator>LibreOffice/7.4.3.2$Windows_X86_64 LibreOffice_project/1048a8393ae2eeec98dff31b5c133c5f1d08b890</meta:generator>
  </office:meta>
</office:document-meta>
</file>